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82cm" style:contextual-spacing="false"/>
    </style:style>
    <style:style style:name="P2" style:family="paragraph" style:parent-style-name="Text_20_body">
      <style:paragraph-properties fo:margin-top="0cm" fo:margin-bottom="0.282cm" style:contextual-spacing="false" fo:line-height="116%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</style:style>
    <style:style style:name="P4" style:family="paragraph" style:parent-style-name="Standard">
      <style:text-properties style:font-name="Carlito"/>
    </style:style>
    <style:style style:name="P5" style:family="paragraph" style:parent-style-name="Standard">
      <style:text-properties style:font-name="Carlito" fo:font-weight="bold" style:font-weight-asian="bold" style:font-weight-complex="bold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What are URL converters/path parameters? Give examples.</text:span></text:span></text:h>
      <text:p text:style-name="P2"><text:span text:style-name="Strong_20_Emphasis"><text:span text:style-name="T1">Answer:</text:span></text:span><text:span text:style-name="T1"><text:line-break/>URL converters are used in Django path routing to capture dynamic values from the URL and pass them as arguments to views.</text:span></text:p>
      <text:p text:style-name="P2"><text:span text:style-name="Strong_20_Emphasis"><text:span text:style-name="T1">Syntax:</text:span></text:span><text:span text:style-name="T1"> </text:span><text:span text:style-name="Source_20_Text"><text:span text:style-name="T1">path('&lt;converter:name&gt;/', view_function)</text:span></text:span></text:p>
      <text:p text:style-name="P2"><text:span text:style-name="Strong_20_Emphasis"><text:span text:style-name="T1">Common converters:</text:span></text:span></text:p>
      <text:list text:style-name="L1">
        <text:list-item>
          <text:p text:style-name="P3"><text:span text:style-name="Source_20_Text"><text:span text:style-name="T2">str</text:span></text:span><text:span text:style-name="T1">: (default) Matches any non-empty string excluding </text:span><text:span text:style-name="Source_20_Text"><text:span text:style-name="T1">/</text:span></text:span></text:p>
        </text:list-item>
        <text:list-item>
          <text:p text:style-name="P3"><text:span text:style-name="Source_20_Text"><text:span text:style-name="T2">int</text:span></text:span><text:span text:style-name="T1">: Matches integer values</text:span></text:p>
        </text:list-item>
        <text:list-item>
          <text:p text:style-name="P3"><text:span text:style-name="Source_20_Text"><text:span text:style-name="T2">slug</text:span></text:span><text:span text:style-name="T1">: Matches letters, numbers, hyphens, and underscores</text:span></text:p>
        </text:list-item>
        <text:list-item>
          <text:p text:style-name="P3"><text:span text:style-name="Source_20_Text"><text:span text:style-name="T2">uuid</text:span></text:span><text:span text:style-name="T1">: Matches a UUID string</text:span></text:p>
        </text:list-item>
        <text:list-item>
          <text:p text:style-name="P3"><text:span text:style-name="Source_20_Text"><text:span text:style-name="T2">path</text:span></text:span><text:span text:style-name="T1">: Matches any string including </text:span><text:span text:style-name="Source_20_Text"><text:span text:style-name="T1">/</text:span></text:span></text:p>
        </text:list-item>
      </text:list>
      <text:p text:style-name="P4"><text:span text:style-name="T3">Example:</text:span> </text:p>
      <text:p text:style-name="P5"># urls.py</text:p>
      <text:p text:style-name="P4">path('user/&lt;int:id&gt;/', views.user_profile)</text:p>
      <text:p text:style-name="P4"/>
      <text:p text:style-name="P5"># views.py</text:p>
      <text:p text:style-name="P4">def user_profile(request, id):</text:p>
      <text:p text:style-name="P4"><text:s text:c="4"/>return HttpResponse(f"User ID is {id}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5-06-16T14:44:11.283074600</meta:creation-date>
    <meta:editing-duration>PT8M23S</meta:editing-duration>
    <meta:generator>LibreOffice/25.2.4.3$Windows_X86_64 LibreOffice_project/33e196637044ead23f5c3226cde09b47731f7e27</meta:generator>
    <dc:title>Carlito Default</dc:title>
    <dc:date>2025-06-16T15:00:06.342823300</dc:date>
    <meta:document-statistic meta:table-count="0" meta:image-count="0" meta:object-count="0" meta:page-count="1" meta:paragraph-count="15" meta:word-count="85" meta:character-count="600" meta:non-whitespace-character-count="530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